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768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10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4" style:family="paragraph" style:parent-style-name="Table_20_Contents">
      <style:paragraph-properties fo:margin-left="0cm" fo:margin-right="0cm" fo:margin-top="0.07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30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1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32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33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3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size="8.5pt" style:font-size-asian="8.5pt" style:font-size-complex="8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text:span text:style-name="T2"><text:placeholder text:placeholder-type="text">&lt;(o.partner_id and o.partner_id.name or '').upper()&gt;</text:placeholder></text:span></text:p>
            <text:p text:style-name="P30"><text:s/><text:placeholder text:placeholder-type="text">&lt;(o.partner_id and o.partner_id.street or '').upper()&gt;</text:placeholder> </text:p>
            <text:p text:style-name="P30"><text:s/><text:placeholder text:placeholder-type="text">&lt;(o.partner_id and o.partner_id.street2 or '').upper()&gt;</text:placeholder> </text:p>
            <text:p text:style-name="P30"><text:s/><text:placeholder text:placeholder-type="text">&lt;(o.partner_id and o.partner_id.street3 or '').upper()&gt;</text:placeholder> <text:s/></text:p>
            <text:p text:style-name="P30"><text:s/><text:placeholder text:placeholder-type="text">&lt;(o.partner_id and o.partner_id.city or '').upper()&gt;</text:placeholder></text:p>
            <text:p text:style-name="P30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30"><text:s/><text:placeholder text:placeholder-type="text">&lt;(o.partner_id and o.partner_id.country_id.name or '').upper()&gt;</text:placeholder> <text:s text:c="2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5">Invoice No: <text:placeholder text:placeholder-type="text">&lt;o.vvt_number and o.vvt_number or ''&gt;</text:placeholder></text:p>
            <text:p text:style-name="P25">Invoice Date:<text:placeholder text:placeholder-type="text">&lt;get_date(o.date_invoice)&gt;</text:placeholder></text:p>
            <text:p text:style-name="P25">Customer No: <text:placeholder text:placeholder-type="text">&lt;o.partner_id and o.partner_id.customer_code or ''&gt;</text:placeholder></text:p>
            <text:p text:style-name="P25">P.O No:<text:tab/><text:placeholder text:placeholder-type="text">&lt;o.sale_id and o.sale_id.po_number or ''&gt;</text:placeholder></text:p>
            <text:p text:style-name="P25">P.O. Date:<text:placeholder text:placeholder-type="text">&lt;get_date(o.sale_id.po_date)&gt;</text:placeholder></text:p>
            <text:p text:style-name="P25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8"><text:s/></text:p>
            <text:p text:style-name="P28"><text:s/></text:p>
            <text:p text:style-name="P28"><text:s/>Range </text:p>
            <text:p text:style-name="P29"><text:s/>Location </text:p>
            <text:p text:style-name="P29"><text:s/>Commissionerate</text:p>
            <text:p text:style-name="P29"><text:s/>C.E RC Number </text:p>
            <text:p text:style-name="P29"><text:s/>E.C.C Number <text:s text:c="2"/></text:p>
            <text:p text:style-name="P24"><text:s/>PAN Number </text:p>
            <text:p text:style-name="P24"><text:s/>CST Number </text:p>
            <text:p text:style-name="P29"><text:s/>TIN Number <text:tab/> </text:p>
            <text:p text:style-name="P29"><text:tab/> <text:s text:c="8"/></text:p>
          </table:table-cell>
          <table:table-cell table:style-name="Table4.A1" office:value-type="string">
            <text:p text:style-name="P28"/>
            <text:p text:style-name="P28"/>
            <text:p text:style-name="P28">:<text:placeholder text:placeholder-type="text">&lt;o.partner_id and o.partner_id.range or ''&gt;</text:placeholder></text:p>
            <text:p text:style-name="P28">:<text:placeholder text:placeholder-type="text">&lt;o.partner_id and o.partner_id.division or ''&gt;</text:placeholder></text:p>
            <text:p text:style-name="P28">:<text:placeholder text:placeholder-type="text">&lt;o.partner_id and o.partner_id.commissionerate or ''&gt;</text:placeholder></text:p>
            <text:p text:style-name="P28">:<text:span text:style-name="T1"><text:placeholder text:placeholder-type="text">&lt;o.partner_id and o.partner_id.ce_rc or ''&gt;</text:placeholder></text:span></text:p>
            <text:p text:style-name="P28">:<text:span text:style-name="T1"><text:placeholder text:placeholder-type="text">&lt;o.partner_id and o.partner_id.ecc or ''&gt;</text:placeholder></text:span></text:p>
            <text:p text:style-name="P28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2"><text:placeholder text:placeholder-type="text">&lt;get_pan(o)&gt;</text:placeholder> </text:p>
            <text:p text:style-name="P22"><text:placeholder text:placeholder-type="text">&lt;get_cst(o)&gt;</text:placeholder> </text:p>
            <text:p text:style-name="P23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2"><text:placeholder text:placeholder-type="text">&lt;c(o)&gt;</text:placeholder> <text:placeholder text:placeholder-type="text">&lt;o.cons_loca and o.cons_loca.cst or ''&gt;</text:placeholder></text:p>
            <text:p text:style-name="P22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1"/>
            <text:p text:style-name="P21">Transporter : <text:placeholder text:placeholder-type="text">&lt;o.delivery_order_id and o.delivery_order_id.transporter or ''&gt;</text:placeholder></text:p>
            <text:p text:style-name="P21">Truck No : <text:placeholder text:placeholder-type="text">&lt;o.delivery_order_id and o.delivery_order_id.truck or ''&gt;</text:placeholder></text:p>
            <text:p text:style-name="P21">Booked To : <text:placeholder text:placeholder-type="text">&lt;o.booked_to or ''&gt;</text:placeholder></text:p>
            <text:p text:style-name="P21">Date &amp; Time of</text:p>
            <text:p text:style-name="P21">Prep. Of Inv: <text:placeholder text:placeholder-type="text">&lt;o.inv_date_as_char&gt;</text:placeholder></text:p>
            <text:p text:style-name="P21">Rem. Of Goods : <text:placeholder text:placeholder-type="text">&lt;o.inv_date_as_char&gt;</text:placeholder></text:p>
            <text:p text:style-name="P21">LR Number : <text:placeholder text:placeholder-type="text">&lt;o.lr_no or ''&gt;</text:placeholder></text:p>
            <text:p text:style-name="P21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</text:p>
            <text:p text:style-name="P5"><text:placeholder text:placeholder-type="text">&lt;get_app(line.application_id)&gt;</text:placeholder></text:p>
            <text:p text:style-name="P12">Gross Amount</text:p>
            <text:p text:style-name="P12"/>
            <text:p text:style-name="P12">Excise Duty</text:p>
            <text:p text:style-name="P5"/>
            <text:p text:style-name="P13"><text:placeholder text:placeholder-type="text">&lt;get_cst_lb(o.sale_tax_id and o.sale_tax_id.name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5"/>
            <text:p text:style-name="P5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9"><text:placeholder text:placeholder-type="text">&lt;o.sale_tax_id and o.sale_tax_id.amount or 0.00&gt;</text:placeholder>0 <text:s/></text:p>
            <text:p text:style-name="P5"/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><text:soft-page-break/></text:p>
            <text:p text:style-name="P9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text:soft-page-break/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4-02T15:44:07</dc:date>
    <meta:editing-duration>P2DT13H48M9S</meta:editing-duration>
    <meta:editing-cycles>469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5" meta:word-count="422" meta:character-count="4541" meta:non-whitespace-character-count="4059"/>
  </office:meta>
</office:document-meta>
</file>